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0"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1"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2"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3"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58"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59"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0" style:family="paragraph" style:parent-style-name="Standard" style:list-style-name="L16">
      <style:paragraph-properties fo:text-align="start" style:justify-single-word="false"/>
      <style:text-properties fo:color="#ff0000"/>
    </style:style>
    <style:style style:name="P61"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426141682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0"><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57">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320792598"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291366891"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2039273797" text:style-name="L4">
        <text:list-item>
          <text:p text:style-name="P32">user_id (INTEGER, FK, NOT NULL)</text:p>
        </text:list-item>
        <text:list-item>
          <text:p text:style-name="P32">subject_id (INTEGER, FK, NOT NULL)</text:p>
        </text:list-item>
        <text:list-item>
          <text:p text:style-name="P58">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849242796"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847751985"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59">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982528553" text:style-name="L7">
        <text:list-item>
          <text:p text:style-name="P35">lesson_id (INTEGER, FK, NOT NULL – refers to table lessons (9))</text:p>
        </text:list-item>
        <text:list-item>
          <text:p text:style-name="P35">title (TEXT – may be null)</text:p>
        </text:list-item>
        <text:list-item>
          <text:p text:style-name="P35">text1 (TEXT – may be null)</text:p>
        </text:list-item>
        <text:list-item>
          <text:p text:style-name="P35">text2 (TEXT – may be null)</text:p>
        </text:list-item>
        <text:list-item>
          <text:p text:style-name="P35">position (INTEGER, NOT NULL, UNIQUE WITH lesson_id – represents the position of the slide inside the lesson)</text:p>
        </text:list-item>
        <text:list-item>
          <text:p text:style-name="P35">kind (ENUM ['cover', 'text1', 'text2', 'image1', 'image2', 'image3', 'audio1', 'audio2', 'video1', 'video2'] – represents the type of the slide)</text:p>
        </text:list-item>
      </text:list>
      <text:p text:style-name="P4">slide types:</text:p>
      <text:list xml:id="list1910733235" text:style-name="L8">
        <text:list-item>
          <text:p text:style-name="P51"><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1"><text:soft-page-break/><text:span text:style-name="T2">text1</text:span><text:span text:style-name="T3">: title + one big text area with TinyMCE – it is possible to edit mathematical formulas </text:span><text:span text:style-name="T3">inside (this is possible in any other slide using TinyMCE). All the remaining slide types </text:span><text:span text:style-name="T3">contain a title as well, I don't specify it again</text:span></text:p>
        </text:list-item>
        <text:list-item>
          <text:p text:style-name="P51"><text:span text:style-name="T2">text2</text:span><text:span text:style-name="T3">: two smaller text areas</text:span></text:p>
        </text:list-item>
        <text:list-item>
          <text:p text:style-name="P51"><text:span text:style-name="T2">image1</text:span><text:span text:style-name="T3">: a small text area and a small picture</text:span></text:p>
        </text:list-item>
        <text:list-item>
          <text:p text:style-name="P51"><text:span text:style-name="T2">image2</text:span><text:span text:style-name="T3">: two small pictures</text:span></text:p>
        </text:list-item>
        <text:list-item>
          <text:p text:style-name="P51"><text:span text:style-name="T2">image3</text:span><text:span text:style-name="T3">: a big picture</text:span></text:p>
        </text:list-item>
        <text:list-item>
          <text:p text:style-name="P51"><text:span text:style-name="T2">audio1</text:span><text:span text:style-name="T3">: small text area and a small audio player</text:span></text:p>
        </text:list-item>
        <text:list-item>
          <text:p text:style-name="P51"><text:span text:style-name="T2">audio2</text:span><text:span text:style-name="T3">: big audio player</text:span></text:p>
        </text:list-item>
        <text:list-item>
          <text:p text:style-name="P51"><text:span text:style-name="T2">video1</text:span><text:span text:style-name="T3">: small text area and a small video player</text:span></text:p>
        </text:list-item>
        <text:list-item>
          <text:p text:style-name="P51"><text:span text:style-name="T2">video2</text:span><text:span text:style-name="T3">: big video player</text:span></text:p>
        </text:list-item>
      </text:list>
      <text:p text:style-name="P3">Model Slide (associated to the table slides): attr accessible position, title, text1, text2, no special remarks.</text:p>
      <text:p text:style-name="P3"/>
      <text:p text:style-name="P1"><text:span text:style-name="T3">Table </text:span><text:span text:style-name="T2">media_elements_slides (8)</text:span><text:span text:style-name="T3"> (a copy of a media_element inside a slide)</text:span></text:p>
      <text:list xml:id="list956090088"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83565702"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816983983"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52247158" text:continue-numbering="true" text:style-name="L11">
        <text:list-item>
          <text:p text:style-name="P38"><text:soft-page-break/>user_id (INTEGER, FK, NOT NULL – user who likes)</text:p>
        </text:list-item>
        <text:list-item>
          <text:p text:style-name="P38">reportable_id (INTEGER, NOT NULL – reported object's id)</text:p>
        </text:list-item>
        <text:list-item>
          <text:p text:style-name="P38">reportable_type (ENUM ['MediaElement', 'Lesson'], NOT NULL, UNIQUE WITH 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2117625569"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379141843"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870139840"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41921966" text:continue-list="list2117625569"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2093728161"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text:soft-page-break/></text:p>
      <text:p text:style-name="P3"/>
      <text:p text:style-name="P14">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980976546" text:style-name="L13">
        <text:list-item>
          <text:p text:style-name="P52"><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2"><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12838856" text:style-name="L14">
        <text:list-item>
          <text:p text:style-name="P53"><text:span text:style-name="T15">if an item is </text:span><text:span text:style-name="T12">private</text:span><text:span text:style-name="T14"> </text:span><text:span text:style-name="T15">it can be seen only by its owner</text:span></text:p>
        </text:list-item>
        <text:list-item>
          <text:p text:style-name="P53"><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889813233" text:style-name="L15">
        <text:list-item>
          <text:p text:style-name="P54"><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4"><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1130224693" text:style-name="L16">
        <text:list-item>
          <text:p text:style-name="P60"><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0"><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1"><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1"><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1"><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1"><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1"><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1"><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oft-page-break/><text:s/></text:p>
      <text:p text:style-name="P9">The <text:span text:style-name="T13">input conditions</text:span> used in the research of lessons and elements can be: </text:p>
      <text:list xml:id="list66599225" text:style-name="L17">
        <text:list-item>
          <text:p text:style-name="P56">filter by subject (only for lessons)</text:p>
        </text:list-item>
        <text:list-item>
          <text:p text:style-name="P56">filter by school level (only for lessons)</text:p>
        </text:list-item>
        <text:list-item>
          <text:p text:style-name="P56">filter by format (only for media elements)</text:p>
        </text:list-item>
        <text:list-item>
          <text:p text:style-name="P56">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2030787668"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7">The view is organized as follows</text:span><text:span text:style-name="T3">:</text:span></text:p>
      <text:list xml:id="list393448825" text:style-name="L19">
        <text:list-item>
          <text:p text:style-name="P41">buttons to order the lessons according to their parameters (except for the suggested lessons)</text:p>
        </text:list-item>
        <text:list-item>
          <text:p text:style-name="P55"><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244847459"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537938005" text:style-name="L21">
        <text:list-item>
          <text:p text:style-name="P49">preview<text:span text:style-name="T1">: opens a pop up with shadow, which contains the lesson viewer;</text:span></text:p>
        </text:list-item>
        <text:list-item>
          <text:p text:style-name="P49">add<text:span text:style-name="T1">: creates a bookmark;</text:span></text:p>
        </text:list-item>
        <text:list-item>
          <text:p text:style-name="P49">remove<text:span text:style-name="T1">: deletes the lesson from the list, deletes the bookmark and every line of virtual_classroom_lessons;</text:span></text:p>
        </text:list-item>
        <text:list-item>
          <text:p text:style-name="P49">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49">publish<text:span text:style-name="T1">: saves the lesson as public (you have to confirm that you want the lesson and all its elements to be public);</text:span></text:p>
        </text:list-item>
        <text:list-item>
          <text:p text:style-name="P49"><text:soft-page-break/>unpublish<text:span text:style-name="T1">: saves the lesson as private without asking confirm and deletes all bookmarks and virtual_classroom_lessons records from anybody else using it; does not delete associated likes;</text:span></text:p>
        </text:list-item>
        <text:list-item>
          <text:p text:style-name="P49">virtual classroom<text:span text:style-name="T1">: it is a on/off button; it just add / removes elements of </text:span><text:span text:style-name="T1">virtual_classroom_lessons;</text:span></text:p>
        </text:list-item>
        <text:list-item>
          <text:p text:style-name="P49">delete<text:span text:style-name="T1">: same behavior of 'edit', it must send notifications to who is using this lesson, and then delete all bookmarks and virtual classroom elements (it must also ask for confirmation);</text:span></text:p>
        </text:list-item>
        <text:list-item>
          <text:p text:style-name="P49">like<text:span text:style-name="T1">: on/off button, creates and deletes rows from the table likes;</text:span></text:p>
        </text:list-item>
        <text:list-item>
          <text:p text:style-name="P49">copy<text:span text:style-name="T1">: creates a clone of the lesson with all its slides and elements, with user_id = mine, and </text:span><text:span text:style-name="T1">copied_and_not_modified switched to true</text:span></text:p>
        </text:list-item>
        <text:list-item>
          <text:p text:style-name="P49">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301679195" text:style-name="L22">
        <text:list-item>
          <text:p text:style-name="P43">preview + edit + destroy</text:p>
        </text:list-item>
        <text:list-item>
          <text:p text:style-name="P43">preview + add + report</text:p>
        </text:list-item>
        <text:list-item>
          <text:p text:style-name="P43">preview + edit + remove</text:p>
        </text:list-item>
      </text:list>
      <text:p text:style-name="P9"/>
      <text:p text:style-name="P4">Actions and consequences of each button for elements:</text:p>
      <text:list xml:id="list752726679" text:continue-list="list537938005" text:style-name="L21">
        <text:list-item>
          <text:p text:style-name="P49">preview<text:span text:style-name="T1">: opens a pop up with thumbnail and information</text:span></text:p>
        </text:list-item>
        <text:list-item>
          <text:p text:style-name="P49">add<text:span text:style-name="T1">: creates a bookmark for that element</text:span></text:p>
        </text:list-item>
        <text:list-item>
          <text:p text:style-name="P49">report<text:span text:style-name="T1">: opens a form to report the lesson</text:span></text:p>
        </text:list-item>
        <text:list-item>
          <text:p text:style-name="P49">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49">remove<text:span text:style-name="T1">: removes the bookmark</text:span></text:p>
        </text:list-item>
        <text:list-item>
          <text:p text:style-name="P49">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ext:soft-page-break/>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397248375"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1457656433"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1686045176"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13694508" text:style-name="L26">
        <text:list-item>
          <text:p text:style-name="P47"><text:soft-page-break/>available media elements</text:p>
        </text:list-item>
        <text:list-item>
          <text:p text:style-name="P47">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1721880273"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text:soft-page-break/></text:p>
      <text:p text:style-name="P3"/>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ext:soft-page-break/>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text:soft-page-break/></text:p>
      <text:p text:style-name="P21">Section 3: Validations and Filters</text:p>
      <text:p text:style-name="P3"/>
      <text:p text:style-name="P3">scrivi che parto dal livello 2 al 4 (l'uno è definito in sezione 1, descrizione database) → una tabella per ogni livello, la prima è la del livello 2, che include anche le callbacks oltre alle validazioni</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Before destroy checks if it's the last subject of the user and stops if true</text:p>
          </table:table-cell>
          <table:table-cell table:style-name="Tabella3.C2" office:value-type="string">
            <text:p text:style-name="P23">callback</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text:soft-page-break/>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text:soft-page-break/>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1', 'text2', 'image1', 'image2', 'image3', 'audio1', 'audio2', 'video1', 'video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ext:soft-page-break/>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sql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2 must be null if the type is not text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heck the correct position of all previous slid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nd media_element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text:soft-page-break/>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t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Check the correct position of all previous lessons in playlist</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sql callback</text:p>
          </table:table-cell>
        </table:table-row>
        <text:soft-page-break/>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variables.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Uniqueness of the triple [reportable_id, reportable_type, <text:s/><text:soft-page-break/>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2T17:49:03</dc:date>
    <dc:creator>Morgan Spa</dc:creator>
    <meta:editing-duration>P1DT46M57S</meta:editing-duration>
    <meta:editing-cycles>344</meta:editing-cycles>
    <meta:generator>LibreOffice/3.5$Linux_X86_64 LibreOffice_project/350m1$Build-2</meta:generator>
    <meta:printed-by>Morgan Spa</meta:printed-by>
    <meta:print-date>2012-10-02T14:48:01</meta:print-date>
    <meta:document-statistic meta:table-count="3" meta:image-count="0" meta:object-count="0" meta:page-count="18" meta:paragraph-count="750" meta:word-count="4989" meta:character-count="28824" meta:non-whitespace-character-count="26357"/>
  </office:meta>
</office:document-meta>
</file>